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72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14_12_2014 locationManag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15:28:27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7201597901065</text:p>
          </table:table-cell>
          <table:table-cell office:value-type="string">
            <text:p>Long=7.741091088177596</text:p>
          </table:table-cell>
        </table:table-row>
        <table:table-row table:style-name="ro1">
          <table:table-cell office:value-type="string">
            <text:p>15:28:28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720317440075</text:p>
          </table:table-cell>
          <table:table-cell office:value-type="string">
            <text:p>Long=7.74109145926853</text:p>
          </table:table-cell>
        </table:table-row>
        <table:table-row table:style-name="ro1">
          <table:table-cell office:value-type="string">
            <text:p>15:28:2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20047307236</text:p>
          </table:table-cell>
          <table:table-cell office:value-type="string">
            <text:p>Long=7.741085350056686</text:p>
          </table:table-cell>
        </table:table-row>
        <table:table-row table:style-name="ro1">
          <table:table-cell office:value-type="string">
            <text:p>15:28:3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19349834664</text:p>
          </table:table-cell>
          <table:table-cell office:value-type="string">
            <text:p>Long=7.741076742337896</text:p>
          </table:table-cell>
        </table:table-row>
        <table:table-row table:style-name="ro1">
          <table:table-cell office:value-type="string">
            <text:p>15:28:3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1863991355</text:p>
          </table:table-cell>
          <table:table-cell office:value-type="string">
            <text:p>Long=7.741069058804163</text:p>
          </table:table-cell>
        </table:table-row>
        <table:table-row table:style-name="ro1">
          <table:table-cell office:value-type="string">
            <text:p>15:28:3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17643537351</text:p>
          </table:table-cell>
          <table:table-cell office:value-type="string">
            <text:p>Long=7.7410539269629055</text:p>
          </table:table-cell>
        </table:table-row>
        <table:table-row table:style-name="ro1">
          <table:table-cell office:value-type="string">
            <text:p>15:28:3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16094997192</text:p>
          </table:table-cell>
          <table:table-cell office:value-type="string">
            <text:p>Long=7.741033746654552</text:p>
          </table:table-cell>
        </table:table-row>
        <table:table-row table:style-name="ro1">
          <table:table-cell office:value-type="string">
            <text:p>15:28:3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714327852149</text:p>
          </table:table-cell>
          <table:table-cell office:value-type="string">
            <text:p>Long=7.741008080249507</text:p>
          </table:table-cell>
        </table:table-row>
        <table:table-row table:style-name="ro1">
          <table:table-cell office:value-type="string">
            <text:p>15:28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2511036748</text:p>
          </table:table-cell>
          <table:table-cell office:value-type="string">
            <text:p>Long=7.740984579754188</text:p>
          </table:table-cell>
        </table:table-row>
        <table:table-row table:style-name="ro1">
          <table:table-cell office:value-type="string">
            <text:p>15:28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10903307526</text:p>
          </table:table-cell>
          <table:table-cell office:value-type="string">
            <text:p>Long=7.740957021137782</text:p>
          </table:table-cell>
        </table:table-row>
        <table:table-row table:style-name="ro1">
          <table:table-cell office:value-type="string">
            <text:p>15:28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9546972305</text:p>
          </table:table-cell>
          <table:table-cell office:value-type="string">
            <text:p>Long=7.740940570839253</text:p>
          </table:table-cell>
        </table:table-row>
        <table:table-row table:style-name="ro1">
          <table:table-cell office:value-type="string">
            <text:p>15:28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8271988849</text:p>
          </table:table-cell>
          <table:table-cell office:value-type="string">
            <text:p>Long=7.740924486716679</text:p>
          </table:table-cell>
        </table:table-row>
        <table:table-row table:style-name="ro1">
          <table:table-cell office:value-type="string">
            <text:p>15:28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6969813413</text:p>
          </table:table-cell>
          <table:table-cell office:value-type="string">
            <text:p>Long=7.740907372817494</text:p>
          </table:table-cell>
        </table:table-row>
        <table:table-row table:style-name="ro1">
          <table:table-cell office:value-type="string">
            <text:p>15:28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5460624191</text:p>
          </table:table-cell>
          <table:table-cell office:value-type="string">
            <text:p>Long=7.74088879644436</text:p>
          </table:table-cell>
        </table:table-row>
        <table:table-row table:style-name="ro1">
          <table:table-cell office:value-type="string">
            <text:p>15:28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3997289606</text:p>
          </table:table-cell>
          <table:table-cell office:value-type="string">
            <text:p>Long=7.7408714598051205</text:p>
          </table:table-cell>
        </table:table-row>
        <table:table-row table:style-name="ro1">
          <table:table-cell office:value-type="string">
            <text:p>15:28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2703615687</text:p>
          </table:table-cell>
          <table:table-cell office:value-type="string">
            <text:p>Long=7.740860342384456</text:p>
          </table:table-cell>
        </table:table-row>
        <table:table-row table:style-name="ro1">
          <table:table-cell office:value-type="string">
            <text:p>15:28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14268919135</text:p>
          </table:table-cell>
          <table:table-cell office:value-type="string">
            <text:p>Long=7.74084986116155</text:p>
          </table:table-cell>
        </table:table-row>
        <table:table-row table:style-name="ro1">
          <table:table-cell office:value-type="string">
            <text:p>15:28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700212887415</text:p>
          </table:table-cell>
          <table:table-cell office:value-type="string">
            <text:p>Long=7.740839964833827</text:p>
          </table:table-cell>
        </table:table-row>
        <table:table-row table:style-name="ro1">
          <table:table-cell office:value-type="string">
            <text:p>15:28:4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991275671914</text:p>
          </table:table-cell>
          <table:table-cell office:value-type="string">
            <text:p>Long=7.740828638267362</text:p>
          </table:table-cell>
        </table:table-row>
        <table:table-row table:style-name="ro1">
          <table:table-cell office:value-type="string">
            <text:p>15:28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818804688</text:p>
          </table:table-cell>
          <table:table-cell office:value-type="string">
            <text:p>Long=7.740818659810255</text:p>
          </table:table-cell>
        </table:table-row>
        <table:table-row table:style-name="ro1">
          <table:table-cell office:value-type="string">
            <text:p>15:28:4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974371189876</text:p>
          </table:table-cell>
          <table:table-cell office:value-type="string">
            <text:p>Long=7.740812143042943</text:p>
          </table:table-cell>
        </table:table-row>
        <table:table-row table:style-name="ro1">
          <table:table-cell office:value-type="string">
            <text:p>15:28:4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9646234261</text:p>
          </table:table-cell>
          <table:table-cell office:value-type="string">
            <text:p>Long=7.740801757177339</text:p>
          </table:table-cell>
        </table:table-row>
        <table:table-row table:style-name="ro1">
          <table:table-cell office:value-type="string">
            <text:p>15:28:4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953816692465</text:p>
          </table:table-cell>
          <table:table-cell office:value-type="string">
            <text:p>Long=7.740792121552613</text:p>
          </table:table-cell>
        </table:table-row>
        <table:table-row table:style-name="ro1">
          <table:table-cell office:value-type="string">
            <text:p>15:28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4550682954</text:p>
          </table:table-cell>
          <table:table-cell office:value-type="string">
            <text:p>Long=7.740787846049483</text:p>
          </table:table-cell>
        </table:table-row>
        <table:table-row table:style-name="ro1">
          <table:table-cell office:value-type="string">
            <text:p>15:28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3095711687</text:p>
          </table:table-cell>
          <table:table-cell office:value-type="string">
            <text:p>Long=7.740774246864328</text:p>
          </table:table-cell>
        </table:table-row>
        <table:table-row table:style-name="ro1">
          <table:table-cell office:value-type="string">
            <text:p>15:28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1589763925</text:p>
          </table:table-cell>
          <table:table-cell office:value-type="string">
            <text:p>Long=7.740758358221093</text:p>
          </table:table-cell>
        </table:table-row>
        <table:table-row table:style-name="ro1">
          <table:table-cell office:value-type="string">
            <text:p>15:28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90395442188</text:p>
          </table:table-cell>
          <table:table-cell office:value-type="string">
            <text:p>Long=7.740744043798366</text:p>
          </table:table-cell>
        </table:table-row>
        <table:table-row table:style-name="ro1">
          <table:table-cell office:value-type="string">
            <text:p>15:28:5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88853889707</text:p>
          </table:table-cell>
          <table:table-cell office:value-type="string">
            <text:p>Long=7.74072703859372</text:p>
          </table:table-cell>
        </table:table-row>
        <table:table-row table:style-name="ro1">
          <table:table-cell office:value-type="string">
            <text:p>15:28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7430077464</text:p>
          </table:table-cell>
          <table:table-cell office:value-type="string">
            <text:p>Long=7.740708433982855</text:p>
          </table:table-cell>
        </table:table-row>
        <table:table-row table:style-name="ro1">
          <table:table-cell office:value-type="string">
            <text:p>15:28:5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86142345406</text:p>
          </table:table-cell>
          <table:table-cell office:value-type="string">
            <text:p>Long=7.740691700154967</text:p>
          </table:table-cell>
        </table:table-row>
        <table:table-row table:style-name="ro1">
          <table:table-cell office:value-type="string">
            <text:p>15:28:5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84870735002</text:p>
          </table:table-cell>
          <table:table-cell office:value-type="string">
            <text:p>Long=7.74067618182717</text:p>
          </table:table-cell>
        </table:table-row>
        <table:table-row table:style-name="ro1">
          <table:table-cell office:value-type="string">
            <text:p>15:28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37381249865</text:p>
          </table:table-cell>
          <table:table-cell office:value-type="string">
            <text:p>Long=7.740662562631049</text:p>
          </table:table-cell>
        </table:table-row>
        <table:table-row table:style-name="ro1">
          <table:table-cell office:value-type="string">
            <text:p>15:28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2478577765</text:p>
          </table:table-cell>
          <table:table-cell office:value-type="string">
            <text:p>Long=7.740648162058727</text:p>
          </table:table-cell>
        </table:table-row>
        <table:table-row table:style-name="ro1">
          <table:table-cell office:value-type="string">
            <text:p>15:29:0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81805041398</text:p>
          </table:table-cell>
          <table:table-cell office:value-type="string">
            <text:p>Long=7.740642531951984</text:p>
          </table:table-cell>
        </table:table-row>
        <table:table-row table:style-name="ro1">
          <table:table-cell office:value-type="string">
            <text:p>15:29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80704797365</text:p>
          </table:table-cell>
          <table:table-cell office:value-type="string">
            <text:p>Long=7.7406301154211095</text:p>
          </table:table-cell>
        </table:table-row>
        <table:table-row table:style-name="ro1">
          <table:table-cell office:value-type="string">
            <text:p>15:29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9695844206</text:p>
          </table:table-cell>
          <table:table-cell office:value-type="string">
            <text:p>Long=7.740616995835233</text:p>
          </table:table-cell>
        </table:table-row>
        <table:table-row table:style-name="ro1">
          <table:table-cell office:value-type="string">
            <text:p>15:29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87993249</text:p>
          </table:table-cell>
          <table:table-cell office:value-type="string">
            <text:p>Long=7.740606131603937</text:p>
          </table:table-cell>
        </table:table-row>
        <table:table-row table:style-name="ro1">
          <table:table-cell office:value-type="string">
            <text:p>15:29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7768645491</text:p>
          </table:table-cell>
          <table:table-cell office:value-type="string">
            <text:p>Long=7.7405906027794815</text:p>
          </table:table-cell>
        </table:table-row>
        <table:table-row table:style-name="ro1">
          <table:table-cell office:value-type="string">
            <text:p>15:29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6608003323</text:p>
          </table:table-cell>
          <table:table-cell office:value-type="string">
            <text:p>Long=7.7405738963249915</text:p>
          </table:table-cell>
        </table:table-row>
        <table:table-row table:style-name="ro1">
          <table:table-cell office:value-type="string">
            <text:p>15:29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58261033396</text:p>
          </table:table-cell>
          <table:table-cell office:value-type="string">
            <text:p>Long=7.740559588247631</text:p>
          </table:table-cell>
        </table:table-row>
        <table:table-row table:style-name="ro1">
          <table:table-cell office:value-type="string">
            <text:p>15:29:0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49702643176</text:p>
          </table:table-cell>
          <table:table-cell office:value-type="string">
            <text:p>Long=7.74054698599385</text:p>
          </table:table-cell>
        </table:table-row>
        <table:table-row table:style-name="ro1">
          <table:table-cell office:value-type="string">
            <text:p>15:29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40860582815</text:p>
          </table:table-cell>
          <table:table-cell office:value-type="string">
            <text:p>Long=7.74053429001209</text:p>
          </table:table-cell>
        </table:table-row>
        <table:table-row table:style-name="ro1">
          <table:table-cell office:value-type="string">
            <text:p>15:29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3279219375</text:p>
          </table:table-cell>
          <table:table-cell office:value-type="string">
            <text:p>Long=7.740519471534879</text:p>
          </table:table-cell>
        </table:table-row>
        <table:table-row table:style-name="ro1">
          <table:table-cell office:value-type="string">
            <text:p>15:29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21431904174</text:p>
          </table:table-cell>
          <table:table-cell office:value-type="string">
            <text:p>Long=7.740503341396955</text:p>
          </table:table-cell>
        </table:table-row>
        <table:table-row table:style-name="ro1">
          <table:table-cell office:value-type="string">
            <text:p>15:29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1283804672</text:p>
          </table:table-cell>
          <table:table-cell office:value-type="string">
            <text:p>Long=7.74049091356026</text:p>
          </table:table-cell>
        </table:table-row>
        <table:table-row table:style-name="ro1">
          <table:table-cell office:value-type="string">
            <text:p>15:29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70483286857</text:p>
          </table:table-cell>
          <table:table-cell office:value-type="string">
            <text:p>Long=7.740475868062451</text:p>
          </table:table-cell>
        </table:table-row>
        <table:table-row table:style-name="ro1">
          <table:table-cell office:value-type="string">
            <text:p>15:29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9792643482</text:p>
          </table:table-cell>
          <table:table-cell office:value-type="string">
            <text:p>Long=7.740461997164999</text:p>
          </table:table-cell>
        </table:table-row>
        <table:table-row table:style-name="ro1">
          <table:table-cell office:value-type="string">
            <text:p>15:29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8949676888</text:p>
          </table:table-cell>
          <table:table-cell office:value-type="string">
            <text:p>Long=7.740447632494744</text:p>
          </table:table-cell>
        </table:table-row>
        <table:table-row table:style-name="ro1">
          <table:table-cell office:value-type="string">
            <text:p>15:29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80775631486</text:p>
          </table:table-cell>
          <table:table-cell office:value-type="string">
            <text:p>Long=7.740432928657102</text:p>
          </table:table-cell>
        </table:table-row>
        <table:table-row table:style-name="ro1">
          <table:table-cell office:value-type="string">
            <text:p>15:29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70760970975</text:p>
          </table:table-cell>
          <table:table-cell office:value-type="string">
            <text:p>Long=7.740413749073445</text:p>
          </table:table-cell>
        </table:table-row>
        <table:table-row table:style-name="ro1">
          <table:table-cell office:value-type="string">
            <text:p>15:29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12173175866</text:p>
          </table:table-cell>
          <table:table-cell office:value-type="string">
            <text:p>Long=7.740328566031236</text:p>
          </table:table-cell>
        </table:table-row>
        <table:table-row table:style-name="ro1">
          <table:table-cell office:value-type="string">
            <text:p>15:29:2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61473242381</text:p>
          </table:table-cell>
          <table:table-cell office:value-type="string">
            <text:p>Long=7.740331607382261</text:p>
          </table:table-cell>
        </table:table-row>
        <table:table-row table:style-name="ro1">
          <table:table-cell office:value-type="string">
            <text:p>15:29:2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62086682263</text:p>
          </table:table-cell>
          <table:table-cell office:value-type="string">
            <text:p>Long=7.740334759436265</text:p>
          </table:table-cell>
        </table:table-row>
        <table:table-row table:style-name="ro1">
          <table:table-cell office:value-type="string">
            <text:p>15:29:2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624443986545</text:p>
          </table:table-cell>
          <table:table-cell office:value-type="string">
            <text:p>Long=7.740331345734902</text:p>
          </table:table-cell>
        </table:table-row>
        <table:table-row table:style-name="ro1">
          <table:table-cell office:value-type="string">
            <text:p>15:29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3133260207</text:p>
          </table:table-cell>
          <table:table-cell office:value-type="string">
            <text:p>Long=7.7403390657734255</text:p>
          </table:table-cell>
        </table:table-row>
        <table:table-row table:style-name="ro1">
          <table:table-cell office:value-type="string">
            <text:p>15:29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2062523804</text:p>
          </table:table-cell>
          <table:table-cell office:value-type="string">
            <text:p>Long=7.740321598167402</text:p>
          </table:table-cell>
        </table:table-row>
        <table:table-row table:style-name="ro1">
          <table:table-cell office:value-type="string">
            <text:p>15:29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60702960006</text:p>
          </table:table-cell>
          <table:table-cell office:value-type="string">
            <text:p>Long=7.7402984500089325</text:p>
          </table:table-cell>
        </table:table-row>
        <table:table-row table:style-name="ro1">
          <table:table-cell office:value-type="string">
            <text:p>15:29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9609105313</text:p>
          </table:table-cell>
          <table:table-cell office:value-type="string">
            <text:p>Long=7.740277965886193</text:p>
          </table:table-cell>
        </table:table-row>
        <table:table-row table:style-name="ro1">
          <table:table-cell office:value-type="string">
            <text:p>15:29:3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58779944142</text:p>
          </table:table-cell>
          <table:table-cell office:value-type="string">
            <text:p>Long=7.740260616762867</text:p>
          </table:table-cell>
        </table:table-row>
        <table:table-row table:style-name="ro1">
          <table:table-cell office:value-type="string">
            <text:p>15:29:3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57782045551</text:p>
          </table:table-cell>
          <table:table-cell office:value-type="string">
            <text:p>Long=7.740243419196987</text:p>
          </table:table-cell>
        </table:table-row>
        <table:table-row table:style-name="ro1">
          <table:table-cell office:value-type="string">
            <text:p>15:29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676357311</text:p>
          </table:table-cell>
          <table:table-cell office:value-type="string">
            <text:p>Long=7.740227192488838</text:p>
          </table:table-cell>
        </table:table-row>
        <table:table-row table:style-name="ro1">
          <table:table-cell office:value-type="string">
            <text:p>15:29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57646653816</text:p>
          </table:table-cell>
          <table:table-cell office:value-type="string">
            <text:p>Long=7.740214570819256</text:p>
          </table:table-cell>
        </table:table-row>
        <table:table-row table:style-name="ro1">
          <table:table-cell office:value-type="string">
            <text:p>15:29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45794198664</text:p>
          </table:table-cell>
          <table:table-cell office:value-type="string">
            <text:p>Long=7.740201597785857</text:p>
          </table:table-cell>
        </table:table-row>
        <table:table-row table:style-name="ro1">
          <table:table-cell office:value-type="string">
            <text:p>15:29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3657166442</text:p>
          </table:table-cell>
          <table:table-cell office:value-type="string">
            <text:p>Long=7.740191064670882</text:p>
          </table:table-cell>
        </table:table-row>
        <table:table-row table:style-name="ro1">
          <table:table-cell office:value-type="string">
            <text:p>15:29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2629268762</text:p>
          </table:table-cell>
          <table:table-cell office:value-type="string">
            <text:p>Long=7.740180461901841</text:p>
          </table:table-cell>
        </table:table-row>
        <table:table-row table:style-name="ro1">
          <table:table-cell office:value-type="string">
            <text:p>15:29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51119429249</text:p>
          </table:table-cell>
          <table:table-cell office:value-type="string">
            <text:p>Long=7.7401647522616095</text:p>
          </table:table-cell>
        </table:table-row>
        <table:table-row table:style-name="ro1">
          <table:table-cell office:value-type="string">
            <text:p>15:29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9248117293</text:p>
          </table:table-cell>
          <table:table-cell office:value-type="string">
            <text:p>Long=7.740144435334645</text:p>
          </table:table-cell>
        </table:table-row>
        <table:table-row table:style-name="ro1">
          <table:table-cell office:value-type="string">
            <text:p>15:29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7704810395</text:p>
          </table:table-cell>
          <table:table-cell office:value-type="string">
            <text:p>Long=7.740127927613321</text:p>
          </table:table-cell>
        </table:table-row>
        <table:table-row table:style-name="ro1">
          <table:table-cell office:value-type="string">
            <text:p>15:29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46218158069</text:p>
          </table:table-cell>
          <table:table-cell office:value-type="string">
            <text:p>Long=7.740112154792819</text:p>
          </table:table-cell>
        </table:table-row>
        <table:table-row table:style-name="ro1">
          <table:table-cell office:value-type="string">
            <text:p>15:29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49030976916</text:p>
          </table:table-cell>
          <table:table-cell office:value-type="string">
            <text:p>Long=7.740097665792071</text:p>
          </table:table-cell>
        </table:table-row>
        <table:table-row table:style-name="ro1">
          <table:table-cell office:value-type="string">
            <text:p>15:29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4038665319</text:p>
          </table:table-cell>
          <table:table-cell office:value-type="string">
            <text:p>Long=7.740087316686002</text:p>
          </table:table-cell>
        </table:table-row>
        <table:table-row table:style-name="ro1">
          <table:table-cell office:value-type="string">
            <text:p>15:29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3153245262</text:p>
          </table:table-cell>
          <table:table-cell office:value-type="string">
            <text:p>Long=7.740074765313519</text:p>
          </table:table-cell>
        </table:table-row>
        <table:table-row table:style-name="ro1">
          <table:table-cell office:value-type="string">
            <text:p>15:29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2110006837</text:p>
          </table:table-cell>
          <table:table-cell office:value-type="string">
            <text:p>Long=7.740061885883869</text:p>
          </table:table-cell>
        </table:table-row>
        <table:table-row table:style-name="ro1">
          <table:table-cell office:value-type="string">
            <text:p>15:29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407458892496</text:p>
          </table:table-cell>
          <table:table-cell office:value-type="string">
            <text:p>Long=7.740042570538839</text:p>
          </table:table-cell>
        </table:table-row>
        <table:table-row table:style-name="ro1">
          <table:table-cell office:value-type="string">
            <text:p>15:29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9657437012</text:p>
          </table:table-cell>
          <table:table-cell office:value-type="string">
            <text:p>Long=7.740027410026264</text:p>
          </table:table-cell>
        </table:table-row>
        <table:table-row table:style-name="ro1">
          <table:table-cell office:value-type="string">
            <text:p>15:29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84932410205</text:p>
          </table:table-cell>
          <table:table-cell office:value-type="string">
            <text:p>Long=7.740011526498314</text:p>
          </table:table-cell>
        </table:table-row>
        <table:table-row table:style-name="ro1">
          <table:table-cell office:value-type="string">
            <text:p>15:29:5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37569389926</text:p>
          </table:table-cell>
          <table:table-cell office:value-type="string">
            <text:p>Long=7.739997259430783</text:p>
          </table:table-cell>
        </table:table-row>
        <table:table-row table:style-name="ro1">
          <table:table-cell office:value-type="string">
            <text:p>15:29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634858196</text:p>
          </table:table-cell>
          <table:table-cell office:value-type="string">
            <text:p>Long=7.739980070688949</text:p>
          </table:table-cell>
        </table:table-row>
        <table:table-row table:style-name="ro1">
          <table:table-cell office:value-type="string">
            <text:p>15:29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52348665905</text:p>
          </table:table-cell>
          <table:table-cell office:value-type="string">
            <text:p>Long=7.7399622350269315</text:p>
          </table:table-cell>
        </table:table-row>
        <table:table-row table:style-name="ro1">
          <table:table-cell office:value-type="string">
            <text:p>15:29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4295350903</text:p>
          </table:table-cell>
          <table:table-cell office:value-type="string">
            <text:p>Long=7.739947729133489</text:p>
          </table:table-cell>
        </table:table-row>
        <table:table-row table:style-name="ro1">
          <table:table-cell office:value-type="string">
            <text:p>15:29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3321301586</text:p>
          </table:table-cell>
          <table:table-cell office:value-type="string">
            <text:p>Long=7.739931441009959</text:p>
          </table:table-cell>
        </table:table-row>
        <table:table-row table:style-name="ro1">
          <table:table-cell office:value-type="string">
            <text:p>15:29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231499699</text:p>
          </table:table-cell>
          <table:table-cell office:value-type="string">
            <text:p>Long=7.73991749273007</text:p>
          </table:table-cell>
        </table:table-row>
        <table:table-row table:style-name="ro1">
          <table:table-cell office:value-type="string">
            <text:p>15:29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1433319612</text:p>
          </table:table-cell>
          <table:table-cell office:value-type="string">
            <text:p>Long=7.739906347888239</text:p>
          </table:table-cell>
        </table:table-row>
        <table:table-row table:style-name="ro1">
          <table:table-cell office:value-type="string">
            <text:p>15:29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304327605284</text:p>
          </table:table-cell>
          <table:table-cell office:value-type="string">
            <text:p>Long=7.7398939564136295</text:p>
          </table:table-cell>
        </table:table-row>
        <table:table-row table:style-name="ro1">
          <table:table-cell office:value-type="string">
            <text:p>15:29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92925681356</text:p>
          </table:table-cell>
          <table:table-cell office:value-type="string">
            <text:p>Long=7.739878226207188</text:p>
          </table:table-cell>
        </table:table-row>
        <table:table-row table:style-name="ro1">
          <table:table-cell office:value-type="string">
            <text:p>15:30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7908356067</text:p>
          </table:table-cell>
          <table:table-cell office:value-type="string">
            <text:p>Long=7.739859690709708</text:p>
          </table:table-cell>
        </table:table-row>
        <table:table-row table:style-name="ro1">
          <table:table-cell office:value-type="string">
            <text:p>15:30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6575010804</text:p>
          </table:table-cell>
          <table:table-cell office:value-type="string">
            <text:p>Long=7.739844306655632</text:p>
          </table:table-cell>
        </table:table-row>
        <table:table-row table:style-name="ro1">
          <table:table-cell office:value-type="string">
            <text:p>15:30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5409391889</text:p>
          </table:table-cell>
          <table:table-cell office:value-type="string">
            <text:p>Long=7.739827816153778</text:p>
          </table:table-cell>
        </table:table-row>
        <table:table-row table:style-name="ro1">
          <table:table-cell office:value-type="string">
            <text:p>15:30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4251663539</text:p>
          </table:table-cell>
          <table:table-cell office:value-type="string">
            <text:p>Long=7.739810479615773</text:p>
          </table:table-cell>
        </table:table-row>
        <table:table-row table:style-name="ro1">
          <table:table-cell office:value-type="string">
            <text:p>15:30:0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23005573544</text:p>
          </table:table-cell>
          <table:table-cell office:value-type="string">
            <text:p>Long=7.739790712435808</text:p>
          </table:table-cell>
        </table:table-row>
        <table:table-row table:style-name="ro1">
          <table:table-cell office:value-type="string">
            <text:p>15:30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22175327515</text:p>
          </table:table-cell>
          <table:table-cell office:value-type="string">
            <text:p>Long=7.7397764997758784</text:p>
          </table:table-cell>
        </table:table-row>
        <table:table-row table:style-name="ro1">
          <table:table-cell office:value-type="string">
            <text:p>15:30:0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212511072674</text:p>
          </table:table-cell>
          <table:table-cell office:value-type="string">
            <text:p>Long=7.739764328889533</text:p>
          </table:table-cell>
        </table:table-row>
        <table:table-row table:style-name="ro1">
          <table:table-cell office:value-type="string">
            <text:p>15:30:0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2047572005</text:p>
          </table:table-cell>
          <table:table-cell office:value-type="string">
            <text:p>Long=7.739753026726764</text:p>
          </table:table-cell>
        </table:table-row>
        <table:table-row table:style-name="ro1">
          <table:table-cell office:value-type="string">
            <text:p>15:30:0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619805529787</text:p>
          </table:table-cell>
          <table:table-cell office:value-type="string">
            <text:p>Long=7.739738994400716</text:p>
          </table:table-cell>
        </table:table-row>
        <table:table-row table:style-name="ro1">
          <table:table-cell office:value-type="string">
            <text:p>15:30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92401390875</text:p>
          </table:table-cell>
          <table:table-cell office:value-type="string">
            <text:p>Long=7.739727864169446</text:p>
          </table:table-cell>
        </table:table-row>
        <table:table-row table:style-name="ro1">
          <table:table-cell office:value-type="string">
            <text:p>15:30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8424157158</text:p>
          </table:table-cell>
          <table:table-cell office:value-type="string">
            <text:p>Long=7.739713620108151</text:p>
          </table:table-cell>
        </table:table-row>
        <table:table-row table:style-name="ro1">
          <table:table-cell office:value-type="string">
            <text:p>15:30:1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179278000394</text:p>
          </table:table-cell>
          <table:table-cell office:value-type="string">
            <text:p>Long=7.739701022806295</text:p>
          </table:table-cell>
        </table:table-row>
        <table:table-row table:style-name="ro1">
          <table:table-cell office:value-type="string">
            <text:p>15:30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71166927976</text:p>
          </table:table-cell>
          <table:table-cell office:value-type="string">
            <text:p>Long=7.739685939412037</text:p>
          </table:table-cell>
        </table:table-row>
        <table:table-row table:style-name="ro1">
          <table:table-cell office:value-type="string">
            <text:p>15:30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67041322235</text:p>
          </table:table-cell>
          <table:table-cell office:value-type="string">
            <text:p>Long=7.739677642922031</text:p>
          </table:table-cell>
        </table:table-row>
        <table:table-row table:style-name="ro1">
          <table:table-cell office:value-type="string">
            <text:p>15:30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61208093856</text:p>
          </table:table-cell>
          <table:table-cell office:value-type="string">
            <text:p>Long=7.7396647747856875</text:p>
          </table:table-cell>
        </table:table-row>
        <table:table-row table:style-name="ro1">
          <table:table-cell office:value-type="string">
            <text:p>15:30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5419642135</text:p>
          </table:table-cell>
          <table:table-cell office:value-type="string">
            <text:p>Long=7.7396515287082535</text:p>
          </table:table-cell>
        </table:table-row>
        <table:table-row table:style-name="ro1">
          <table:table-cell office:value-type="string">
            <text:p>15:30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44230178356</text:p>
          </table:table-cell>
          <table:table-cell office:value-type="string">
            <text:p>Long=7.739638583957488</text:p>
          </table:table-cell>
        </table:table-row>
        <table:table-row table:style-name="ro1">
          <table:table-cell office:value-type="string">
            <text:p>15:30:1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3592893388</text:p>
          </table:table-cell>
          <table:table-cell office:value-type="string">
            <text:p>Long=7.73962897316766</text:p>
          </table:table-cell>
        </table:table-row>
        <table:table-row table:style-name="ro1">
          <table:table-cell office:value-type="string">
            <text:p>15:30:1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2258729593</text:p>
          </table:table-cell>
          <table:table-cell office:value-type="string">
            <text:p>Long=7.739614828602496</text:p>
          </table:table-cell>
        </table:table-row>
        <table:table-row table:style-name="ro1">
          <table:table-cell office:value-type="string">
            <text:p>15:30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1085166859</text:p>
          </table:table-cell>
          <table:table-cell office:value-type="string">
            <text:p>Long=7.7395962821295585</text:p>
          </table:table-cell>
        </table:table-row>
        <table:table-row table:style-name="ro1">
          <table:table-cell office:value-type="string">
            <text:p>15:30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9494493386</text:p>
          </table:table-cell>
          <table:table-cell office:value-type="string">
            <text:p>Long=7.739580027527051</text:p>
          </table:table-cell>
        </table:table-row>
        <table:table-row table:style-name="ro1">
          <table:table-cell office:value-type="string">
            <text:p>15:30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7791708716</text:p>
          </table:table-cell>
          <table:table-cell office:value-type="string">
            <text:p>Long=7.739559393390606</text:p>
          </table:table-cell>
        </table:table-row>
        <table:table-row table:style-name="ro1">
          <table:table-cell office:value-type="string">
            <text:p>15:30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04718812146</text:p>
          </table:table-cell>
          <table:table-cell office:value-type="string">
            <text:p>Long=7.739506992104297</text:p>
          </table:table-cell>
        </table:table-row>
        <table:table-row table:style-name="ro1">
          <table:table-cell office:value-type="string">
            <text:p>15:30:2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03891341145</text:p>
          </table:table-cell>
          <table:table-cell office:value-type="string">
            <text:p>Long=7.739496827583279</text:p>
          </table:table-cell>
        </table:table-row>
        <table:table-row table:style-name="ro1">
          <table:table-cell office:value-type="string">
            <text:p>15:30:2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60325434474</text:p>
          </table:table-cell>
          <table:table-cell office:value-type="string">
            <text:p>Long=7.7394900781568055</text:p>
          </table:table-cell>
        </table:table-row>
        <table:table-row table:style-name="ro1">
          <table:table-cell office:value-type="string">
            <text:p>15:30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2873359998</text:p>
          </table:table-cell>
          <table:table-cell office:value-type="string">
            <text:p>Long=7.739487529838137</text:p>
          </table:table-cell>
        </table:table-row>
        <table:table-row table:style-name="ro1">
          <table:table-cell office:value-type="string">
            <text:p>15:30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2383708093</text:p>
          </table:table-cell>
          <table:table-cell office:value-type="string">
            <text:p>Long=7.739482349354858</text:p>
          </table:table-cell>
        </table:table-row>
        <table:table-row table:style-name="ro1">
          <table:table-cell office:value-type="string">
            <text:p>15:30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1300161847</text:p>
          </table:table-cell>
          <table:table-cell office:value-type="string">
            <text:p>Long=7.739468221029448</text:p>
          </table:table-cell>
        </table:table-row>
        <table:table-row table:style-name="ro1">
          <table:table-cell office:value-type="string">
            <text:p>15:30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6004569785566</text:p>
          </table:table-cell>
          <table:table-cell office:value-type="string">
            <text:p>Long=7.739456549541706</text:p>
          </table:table-cell>
        </table:table-row>
        <table:table-row table:style-name="ro1">
          <table:table-cell office:value-type="string">
            <text:p>15:30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92326506635</text:p>
          </table:table-cell>
          <table:table-cell office:value-type="string">
            <text:p>Long=7.73944304238498</text:p>
          </table:table-cell>
        </table:table-row>
        <table:table-row table:style-name="ro1">
          <table:table-cell office:value-type="string">
            <text:p>15:30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8284448221</text:p>
          </table:table-cell>
          <table:table-cell office:value-type="string">
            <text:p>Long=7.739427649066834</text:p>
          </table:table-cell>
        </table:table-row>
        <table:table-row table:style-name="ro1">
          <table:table-cell office:value-type="string">
            <text:p>15:30:3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7261239538</text:p>
          </table:table-cell>
          <table:table-cell office:value-type="string">
            <text:p>Long=7.739413855691813</text:p>
          </table:table-cell>
        </table:table-row>
        <table:table-row table:style-name="ro1">
          <table:table-cell office:value-type="string">
            <text:p>15:30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6696465351</text:p>
          </table:table-cell>
          <table:table-cell office:value-type="string">
            <text:p>Long=7.739403757402593</text:p>
          </table:table-cell>
        </table:table-row>
        <table:table-row table:style-name="ro1">
          <table:table-cell office:value-type="string">
            <text:p>15:30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61787629394</text:p>
          </table:table-cell>
          <table:table-cell office:value-type="string">
            <text:p>Long=7.739395403016309</text:p>
          </table:table-cell>
        </table:table-row>
        <table:table-row table:style-name="ro1">
          <table:table-cell office:value-type="string">
            <text:p>15:30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5186220829</text:p>
          </table:table-cell>
          <table:table-cell office:value-type="string">
            <text:p>Long=7.739380790640599</text:p>
          </table:table-cell>
        </table:table-row>
        <table:table-row table:style-name="ro1">
          <table:table-cell office:value-type="string">
            <text:p>15:30:37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594236274567</text:p>
          </table:table-cell>
          <table:table-cell office:value-type="string">
            <text:p>Long=7.739366134093192</text:p>
          </table:table-cell>
        </table:table-row>
        <table:table-row table:style-name="ro1">
          <table:table-cell office:value-type="string">
            <text:p>15:30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3164021367</text:p>
          </table:table-cell>
          <table:table-cell office:value-type="string">
            <text:p>Long=7.739350279467714</text:p>
          </table:table-cell>
        </table:table-row>
        <table:table-row table:style-name="ro1">
          <table:table-cell office:value-type="string">
            <text:p>15:30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20331657726</text:p>
          </table:table-cell>
          <table:table-cell office:value-type="string">
            <text:p>Long=7.7393362829172085</text:p>
          </table:table-cell>
        </table:table-row>
        <table:table-row table:style-name="ro1">
          <table:table-cell office:value-type="string">
            <text:p>15:30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1122638081</text:p>
          </table:table-cell>
          <table:table-cell office:value-type="string">
            <text:p>Long=7.739319694730898</text:p>
          </table:table-cell>
        </table:table-row>
        <table:table-row table:style-name="ro1">
          <table:table-cell office:value-type="string">
            <text:p>15:30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90364876492</text:p>
          </table:table-cell>
          <table:table-cell office:value-type="string">
            <text:p>Long=7.7393064176596695</text:p>
          </table:table-cell>
        </table:table-row>
        <table:table-row table:style-name="ro1">
          <table:table-cell office:value-type="string">
            <text:p>15:30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96112139814</text:p>
          </table:table-cell>
          <table:table-cell office:value-type="string">
            <text:p>Long=7.739295453455521</text:p>
          </table:table-cell>
        </table:table-row>
        <table:table-row table:style-name="ro1">
          <table:table-cell office:value-type="string">
            <text:p>15:30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8775984585</text:p>
          </table:table-cell>
          <table:table-cell office:value-type="string">
            <text:p>Long=7.739284588344418</text:p>
          </table:table-cell>
        </table:table-row>
        <table:table-row table:style-name="ro1">
          <table:table-cell office:value-type="string">
            <text:p>15:30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7861610556</text:p>
          </table:table-cell>
          <table:table-cell office:value-type="string">
            <text:p>Long=7.73927601120607</text:p>
          </table:table-cell>
        </table:table-row>
        <table:table-row table:style-name="ro1">
          <table:table-cell office:value-type="string">
            <text:p>15:30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6957891918</text:p>
          </table:table-cell>
          <table:table-cell office:value-type="string">
            <text:p>Long=7.739264178253984</text:p>
          </table:table-cell>
        </table:table-row>
        <table:table-row table:style-name="ro1">
          <table:table-cell office:value-type="string">
            <text:p>15:30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6085954434</text:p>
          </table:table-cell>
          <table:table-cell office:value-type="string">
            <text:p>Long=7.7392546180341455</text:p>
          </table:table-cell>
        </table:table-row>
        <table:table-row table:style-name="ro1">
          <table:table-cell office:value-type="string">
            <text:p>15:30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5371566089</text:p>
          </table:table-cell>
          <table:table-cell office:value-type="string">
            <text:p>Long=7.739244870708997</text:p>
          </table:table-cell>
        </table:table-row>
        <table:table-row table:style-name="ro1">
          <table:table-cell office:value-type="string">
            <text:p>15:30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4684180374</text:p>
          </table:table-cell>
          <table:table-cell office:value-type="string">
            <text:p>Long=7.739234012654789</text:p>
          </table:table-cell>
        </table:table-row>
        <table:table-row table:style-name="ro1">
          <table:table-cell office:value-type="string">
            <text:p>15:30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838293867376</text:p>
          </table:table-cell>
          <table:table-cell office:value-type="string">
            <text:p>Long=7.739220258537295</text:p>
          </table:table-cell>
        </table:table-row>
        <table:table-row table:style-name="ro1">
          <table:table-cell office:value-type="string">
            <text:p>15:30:5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82544130487</text:p>
          </table:table-cell>
          <table:table-cell office:value-type="string">
            <text:p>Long=7.739206109001959</text:p>
          </table:table-cell>
        </table:table-row>
        <table:table-row table:style-name="ro1">
          <table:table-cell office:value-type="string">
            <text:p>15:30:51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581187274486</text:p>
          </table:table-cell>
          <table:table-cell office:value-type="string">
            <text:p>Long=7.739186972664919</text:p>
          </table:table-cell>
        </table:table-row>
        <table:table-row table:style-name="ro1">
          <table:table-cell office:value-type="string">
            <text:p>15:30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991085464</text:p>
          </table:table-cell>
          <table:table-cell office:value-type="string">
            <text:p>Long=7.739171532636017</text:p>
          </table:table-cell>
        </table:table-row>
        <table:table-row table:style-name="ro1">
          <table:table-cell office:value-type="string">
            <text:p>15:30:5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78650314167</text:p>
          </table:table-cell>
          <table:table-cell office:value-type="string">
            <text:p>Long=7.73915730413524</text:p>
          </table:table-cell>
        </table:table-row>
        <table:table-row table:style-name="ro1">
          <table:table-cell office:value-type="string">
            <text:p>15:30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77514185445</text:p>
          </table:table-cell>
          <table:table-cell office:value-type="string">
            <text:p>Long=7.739142243020521</text:p>
          </table:table-cell>
        </table:table-row>
        <table:table-row table:style-name="ro1">
          <table:table-cell office:value-type="string">
            <text:p>15:30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699181324</text:p>
          </table:table-cell>
          <table:table-cell office:value-type="string">
            <text:p>Long=7.7391332688250145</text:p>
          </table:table-cell>
        </table:table-row>
        <table:table-row table:style-name="ro1">
          <table:table-cell office:value-type="string">
            <text:p>15:30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598993789</text:p>
          </table:table-cell>
          <table:table-cell office:value-type="string">
            <text:p>Long=7.739126536012233</text:p>
          </table:table-cell>
        </table:table-row>
        <table:table-row table:style-name="ro1">
          <table:table-cell office:value-type="string">
            <text:p>15:30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507584931</text:p>
          </table:table-cell>
          <table:table-cell office:value-type="string">
            <text:p>Long=7.739117178656529</text:p>
          </table:table-cell>
        </table:table-row>
        <table:table-row table:style-name="ro1">
          <table:table-cell office:value-type="string">
            <text:p>15:30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403156789</text:p>
          </table:table-cell>
          <table:table-cell office:value-type="string">
            <text:p>Long=7.739103720042947</text:p>
          </table:table-cell>
        </table:table-row>
        <table:table-row table:style-name="ro1">
          <table:table-cell office:value-type="string">
            <text:p>15:30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301898005</text:p>
          </table:table-cell>
          <table:table-cell office:value-type="string">
            <text:p>Long=7.739090808641847</text:p>
          </table:table-cell>
        </table:table-row>
        <table:table-row table:style-name="ro1">
          <table:table-cell office:value-type="string">
            <text:p>15:31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1846947822</text:p>
          </table:table-cell>
          <table:table-cell office:value-type="string">
            <text:p>Long=7.739076099859046</text:p>
          </table:table-cell>
        </table:table-row>
        <table:table-row table:style-name="ro1">
          <table:table-cell office:value-type="string">
            <text:p>15:31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70296569043</text:p>
          </table:table-cell>
          <table:table-cell office:value-type="string">
            <text:p>Long=7.7390553249503995</text:p>
          </table:table-cell>
        </table:table-row>
        <table:table-row table:style-name="ro1">
          <table:table-cell office:value-type="string">
            <text:p>15:31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9133315818</text:p>
          </table:table-cell>
          <table:table-cell office:value-type="string">
            <text:p>Long=7.739038807399099</text:p>
          </table:table-cell>
        </table:table-row>
        <table:table-row table:style-name="ro1">
          <table:table-cell office:value-type="string">
            <text:p>15:31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773419513</text:p>
          </table:table-cell>
          <table:table-cell office:value-type="string">
            <text:p>Long=7.739022728741013</text:p>
          </table:table-cell>
        </table:table-row>
        <table:table-row table:style-name="ro1">
          <table:table-cell office:value-type="string">
            <text:p>15:31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6576690144</text:p>
          </table:table-cell>
          <table:table-cell office:value-type="string">
            <text:p>Long=7.73900661477183</text:p>
          </table:table-cell>
        </table:table-row>
        <table:table-row table:style-name="ro1">
          <table:table-cell office:value-type="string">
            <text:p>15:31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5133049281</text:p>
          </table:table-cell>
          <table:table-cell office:value-type="string">
            <text:p>Long=7.73899265082103</text:p>
          </table:table-cell>
        </table:table-row>
        <table:table-row table:style-name="ro1">
          <table:table-cell office:value-type="string">
            <text:p>15:31:0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64166163464</text:p>
          </table:table-cell>
          <table:table-cell office:value-type="string">
            <text:p>Long=7.738979881729248</text:p>
          </table:table-cell>
        </table:table-row>
        <table:table-row table:style-name="ro1">
          <table:table-cell office:value-type="string">
            <text:p>15:31:0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63184102834</text:p>
          </table:table-cell>
          <table:table-cell office:value-type="string">
            <text:p>Long=7.7389675045503035</text:p>
          </table:table-cell>
        </table:table-row>
        <table:table-row table:style-name="ro1">
          <table:table-cell office:value-type="string">
            <text:p>15:31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2289660248</text:p>
          </table:table-cell>
          <table:table-cell office:value-type="string">
            <text:p>Long=7.7389545168370315</text:p>
          </table:table-cell>
        </table:table-row>
        <table:table-row table:style-name="ro1">
          <table:table-cell office:value-type="string">
            <text:p>15:31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18021659706</text:p>
          </table:table-cell>
          <table:table-cell office:value-type="string">
            <text:p>Long=7.738945685515439</text:p>
          </table:table-cell>
        </table:table-row>
        <table:table-row table:style-name="ro1">
          <table:table-cell office:value-type="string">
            <text:p>15:31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1063087007</text:p>
          </table:table-cell>
          <table:table-cell office:value-type="string">
            <text:p>Long=7.73893069523796</text:p>
          </table:table-cell>
        </table:table-row>
        <table:table-row table:style-name="ro1">
          <table:table-cell office:value-type="string">
            <text:p>15:31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60199321913</text:p>
          </table:table-cell>
          <table:table-cell office:value-type="string">
            <text:p>Long=7.738917853864634</text:p>
          </table:table-cell>
        </table:table-row>
        <table:table-row table:style-name="ro1">
          <table:table-cell office:value-type="string">
            <text:p>15:31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9439774931</text:p>
          </table:table-cell>
          <table:table-cell office:value-type="string">
            <text:p>Long=7.738908473924548</text:p>
          </table:table-cell>
        </table:table-row>
        <table:table-row table:style-name="ro1">
          <table:table-cell office:value-type="string">
            <text:p>15:31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84383185854</text:p>
          </table:table-cell>
          <table:table-cell office:value-type="string">
            <text:p>Long=7.738898098873342</text:p>
          </table:table-cell>
        </table:table-row>
        <table:table-row table:style-name="ro1">
          <table:table-cell office:value-type="string">
            <text:p>15:31:14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557700400919</text:p>
          </table:table-cell>
          <table:table-cell office:value-type="string">
            <text:p>Long=7.738886831223799</text:p>
          </table:table-cell>
        </table:table-row>
        <table:table-row table:style-name="ro1">
          <table:table-cell office:value-type="string">
            <text:p>15:31:15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475567757309086</text:p>
          </table:table-cell>
          <table:table-cell office:value-type="string">
            <text:p>Long=7.7388746763820775</text:p>
          </table:table-cell>
        </table:table-row>
        <table:table-row table:style-name="ro1">
          <table:table-cell office:value-type="string">
            <text:p>15:31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607570788</text:p>
          </table:table-cell>
          <table:table-cell office:value-type="string">
            <text:p>Long=7.738862902965098</text:p>
          </table:table-cell>
        </table:table-row>
        <table:table-row table:style-name="ro1">
          <table:table-cell office:value-type="string">
            <text:p>15:31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55714125676</text:p>
          </table:table-cell>
          <table:table-cell office:value-type="string">
            <text:p>Long=7.738852357873796</text:p>
          </table:table-cell>
        </table:table-row>
        <table:table-row table:style-name="ro1">
          <table:table-cell office:value-type="string">
            <text:p>15:31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5531510269</text:p>
          </table:table-cell>
          <table:table-cell office:value-type="string">
            <text:p>Long=7.738839524832438</text:p>
          </table:table-cell>
        </table:table-row>
        <table:table-row table:style-name="ro1">
          <table:table-cell office:value-type="string">
            <text:p>15:31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4486248636</text:p>
          </table:table-cell>
          <table:table-cell office:value-type="string">
            <text:p>Long=7.738827381506156</text:p>
          </table:table-cell>
        </table:table-row>
        <table:table-row table:style-name="ro1">
          <table:table-cell office:value-type="string">
            <text:p>15:31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3567716991</text:p>
          </table:table-cell>
          <table:table-cell office:value-type="string">
            <text:p>Long=7.738812571408429</text:p>
          </table:table-cell>
        </table:table-row>
        <table:table-row table:style-name="ro1">
          <table:table-cell office:value-type="string">
            <text:p>15:31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2503594719</text:p>
          </table:table-cell>
          <table:table-cell office:value-type="string">
            <text:p>Long=7.738797531232619</text:p>
          </table:table-cell>
        </table:table-row>
        <table:table-row table:style-name="ro1">
          <table:table-cell office:value-type="string">
            <text:p>15:31:2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1794039517</text:p>
          </table:table-cell>
          <table:table-cell office:value-type="string">
            <text:p>Long=7.7387860945303135</text:p>
          </table:table-cell>
        </table:table-row>
        <table:table-row table:style-name="ro1">
          <table:table-cell office:value-type="string">
            <text:p>15:31:2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112050774</text:p>
          </table:table-cell>
          <table:table-cell office:value-type="string">
            <text:p>Long=7.73877620224452</text:p>
          </table:table-cell>
        </table:table-row>
        <table:table-row table:style-name="ro1">
          <table:table-cell office:value-type="string">
            <text:p>15:31:2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50219534391</text:p>
          </table:table-cell>
          <table:table-cell office:value-type="string">
            <text:p>Long=7.738762738654071</text:p>
          </table:table-cell>
        </table:table-row>
        <table:table-row table:style-name="ro1">
          <table:table-cell office:value-type="string">
            <text:p>15:31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9371658666</text:p>
          </table:table-cell>
          <table:table-cell office:value-type="string">
            <text:p>Long=7.738750807723794</text:p>
          </table:table-cell>
        </table:table-row>
        <table:table-row table:style-name="ro1">
          <table:table-cell office:value-type="string">
            <text:p>15:31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8340642366</text:p>
          </table:table-cell>
          <table:table-cell office:value-type="string">
            <text:p>Long=7.738737996552372</text:p>
          </table:table-cell>
        </table:table-row>
        <table:table-row table:style-name="ro1">
          <table:table-cell office:value-type="string">
            <text:p>15:31:2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70013132146</text:p>
          </table:table-cell>
          <table:table-cell office:value-type="string">
            <text:p>Long=7.73872374928438</text:p>
          </table:table-cell>
        </table:table-row>
        <table:table-row table:style-name="ro1">
          <table:table-cell office:value-type="string">
            <text:p>15:31:2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5899863499</text:p>
          </table:table-cell>
          <table:table-cell office:value-type="string">
            <text:p>Long=7.738710193959199</text:p>
          </table:table-cell>
        </table:table-row>
        <table:table-row table:style-name="ro1">
          <table:table-cell office:value-type="string">
            <text:p>15:31:2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448139308774</text:p>
          </table:table-cell>
          <table:table-cell office:value-type="string">
            <text:p>Long=7.738695788977263</text:p>
          </table:table-cell>
        </table:table-row>
        <table:table-row table:style-name="ro1">
          <table:table-cell office:value-type="string">
            <text:p>15:31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3792200897</text:p>
          </table:table-cell>
          <table:table-cell office:value-type="string">
            <text:p>Long=7.7386813650786035</text:p>
          </table:table-cell>
        </table:table-row>
        <table:table-row table:style-name="ro1">
          <table:table-cell office:value-type="string">
            <text:p>15:31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295575607</text:p>
          </table:table-cell>
          <table:table-cell office:value-type="string">
            <text:p>Long=7.738669535443332</text:p>
          </table:table-cell>
        </table:table-row>
        <table:table-row table:style-name="ro1">
          <table:table-cell office:value-type="string">
            <text:p>15:31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2112481484</text:p>
          </table:table-cell>
          <table:table-cell office:value-type="string">
            <text:p>Long=7.738659680692988</text:p>
          </table:table-cell>
        </table:table-row>
        <table:table-row table:style-name="ro1">
          <table:table-cell office:value-type="string">
            <text:p>15:31:3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40919579083</text:p>
          </table:table-cell>
          <table:table-cell office:value-type="string">
            <text:p>Long=7.738644141648733</text:p>
          </table:table-cell>
        </table:table-row>
        <table:table-row table:style-name="ro1">
          <table:table-cell office:value-type="string">
            <text:p>15:31:3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953134015</text:p>
          </table:table-cell>
          <table:table-cell office:value-type="string">
            <text:p>Long=7.738624220758817</text:p>
          </table:table-cell>
        </table:table-row>
        <table:table-row table:style-name="ro1">
          <table:table-cell office:value-type="string">
            <text:p>15:31:3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8324000377</text:p>
          </table:table-cell>
          <table:table-cell office:value-type="string">
            <text:p>Long=7.7386080409768825</text:p>
          </table:table-cell>
        </table:table-row>
        <table:table-row table:style-name="ro1">
          <table:table-cell office:value-type="string">
            <text:p>15:31:3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6985565823</text:p>
          </table:table-cell>
          <table:table-cell office:value-type="string">
            <text:p>Long=7.738591922970276</text:p>
          </table:table-cell>
        </table:table-row>
        <table:table-row table:style-name="ro1">
          <table:table-cell office:value-type="string">
            <text:p>15:31:3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5854259517</text:p>
          </table:table-cell>
          <table:table-cell office:value-type="string">
            <text:p>Long=7.738577626698885</text:p>
          </table:table-cell>
        </table:table-row>
        <table:table-row table:style-name="ro1">
          <table:table-cell office:value-type="string">
            <text:p>15:31:3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48868786156</text:p>
          </table:table-cell>
          <table:table-cell office:value-type="string">
            <text:p>Long=7.738566568844283</text:p>
          </table:table-cell>
        </table:table-row>
        <table:table-row table:style-name="ro1">
          <table:table-cell office:value-type="string">
            <text:p>15:31:3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39502599496</text:p>
          </table:table-cell>
          <table:table-cell office:value-type="string">
            <text:p>Long=7.738554483853654</text:p>
          </table:table-cell>
        </table:table-row>
        <table:table-row table:style-name="ro1">
          <table:table-cell office:value-type="string">
            <text:p>15:31:4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2840211747</text:p>
          </table:table-cell>
          <table:table-cell office:value-type="string">
            <text:p>Long=7.738540739259345</text:p>
          </table:table-cell>
        </table:table-row>
        <table:table-row table:style-name="ro1">
          <table:table-cell office:value-type="string">
            <text:p>15:31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20116904925</text:p>
          </table:table-cell>
          <table:table-cell office:value-type="string">
            <text:p>Long=7.738529005578853</text:p>
          </table:table-cell>
        </table:table-row>
        <table:table-row table:style-name="ro1">
          <table:table-cell office:value-type="string">
            <text:p>15:31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131469929</text:p>
          </table:table-cell>
          <table:table-cell office:value-type="string">
            <text:p>Long=7.738519161887618</text:p>
          </table:table-cell>
        </table:table-row>
        <table:table-row table:style-name="ro1">
          <table:table-cell office:value-type="string">
            <text:p>15:31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30480130938</text:p>
          </table:table-cell>
          <table:table-cell office:value-type="string">
            <text:p>Long=7.738506978776836</text:p>
          </table:table-cell>
        </table:table-row>
        <table:table-row table:style-name="ro1">
          <table:table-cell office:value-type="string">
            <text:p>15:31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9830096784</text:p>
          </table:table-cell>
          <table:table-cell office:value-type="string">
            <text:p>Long=7.738495640275508</text:p>
          </table:table-cell>
        </table:table-row>
        <table:table-row table:style-name="ro1">
          <table:table-cell office:value-type="string">
            <text:p>15:31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877283258</text:p>
          </table:table-cell>
          <table:table-cell office:value-type="string">
            <text:p>Long=7.7384799723098245</text:p>
          </table:table-cell>
        </table:table-row>
        <table:table-row table:style-name="ro1">
          <table:table-cell office:value-type="string">
            <text:p>15:31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74216300605</text:p>
          </table:table-cell>
          <table:table-cell office:value-type="string">
            <text:p>Long=7.738462521812569</text:p>
          </table:table-cell>
        </table:table-row>
        <table:table-row table:style-name="ro1">
          <table:table-cell office:value-type="string">
            <text:p>15:31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6366693523</text:p>
          </table:table-cell>
          <table:table-cell office:value-type="string">
            <text:p>Long=7.738448026968225</text:p>
          </table:table-cell>
        </table:table-row>
        <table:table-row table:style-name="ro1">
          <table:table-cell office:value-type="string">
            <text:p>15:31:4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52207610566</text:p>
          </table:table-cell>
          <table:table-cell office:value-type="string">
            <text:p>Long=7.738432388759939</text:p>
          </table:table-cell>
        </table:table-row>
        <table:table-row table:style-name="ro1">
          <table:table-cell office:value-type="string">
            <text:p>15:31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4170017567</text:p>
          </table:table-cell>
          <table:table-cell office:value-type="string">
            <text:p>Long=7.738417676150593</text:p>
          </table:table-cell>
        </table:table-row>
        <table:table-row table:style-name="ro1">
          <table:table-cell office:value-type="string">
            <text:p>15:31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3153279342</text:p>
          </table:table-cell>
          <table:table-cell office:value-type="string">
            <text:p>Long=7.738404406863794</text:p>
          </table:table-cell>
        </table:table-row>
        <table:table-row table:style-name="ro1">
          <table:table-cell office:value-type="string">
            <text:p>15:31:5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2142249432</text:p>
          </table:table-cell>
          <table:table-cell office:value-type="string">
            <text:p>Long=7.738391328975859</text:p>
          </table:table-cell>
        </table:table-row>
        <table:table-row table:style-name="ro1">
          <table:table-cell office:value-type="string">
            <text:p>15:31:5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212088791345</text:p>
          </table:table-cell>
          <table:table-cell office:value-type="string">
            <text:p>Long=7.738380174486787</text:p>
          </table:table-cell>
        </table:table-row>
        <table:table-row table:style-name="ro1">
          <table:table-cell office:value-type="string">
            <text:p>15:31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20153575785</text:p>
          </table:table-cell>
          <table:table-cell office:value-type="string">
            <text:p>Long=7.73836592605175</text:p>
          </table:table-cell>
        </table:table-row>
        <table:table-row table:style-name="ro1">
          <table:table-cell office:value-type="string">
            <text:p>15:31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8865272733</text:p>
          </table:table-cell>
          <table:table-cell office:value-type="string">
            <text:p>Long=7.738350738189219</text:p>
          </table:table-cell>
        </table:table-row>
        <table:table-row table:style-name="ro1">
          <table:table-cell office:value-type="string">
            <text:p>15:31:55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7411676931</text:p>
          </table:table-cell>
          <table:table-cell office:value-type="string">
            <text:p>Long=7.73833475455118</text:p>
          </table:table-cell>
        </table:table-row>
        <table:table-row table:style-name="ro1">
          <table:table-cell office:value-type="string">
            <text:p>15:31:5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6058690325</text:p>
          </table:table-cell>
          <table:table-cell office:value-type="string">
            <text:p>Long=7.738316511771557</text:p>
          </table:table-cell>
        </table:table-row>
        <table:table-row table:style-name="ro1">
          <table:table-cell office:value-type="string">
            <text:p>15:31:5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14738922607</text:p>
          </table:table-cell>
          <table:table-cell office:value-type="string">
            <text:p>Long=7.738298145574192</text:p>
          </table:table-cell>
        </table:table-row>
        <table:table-row table:style-name="ro1">
          <table:table-cell office:value-type="string">
            <text:p>15:31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4028315572</text:p>
          </table:table-cell>
          <table:table-cell office:value-type="string">
            <text:p>Long=7.738283589188095</text:p>
          </table:table-cell>
        </table:table-row>
        <table:table-row table:style-name="ro1">
          <table:table-cell office:value-type="string">
            <text:p>15:31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33549517935</text:p>
          </table:table-cell>
          <table:table-cell office:value-type="string">
            <text:p>Long=7.738269510845576</text:p>
          </table:table-cell>
        </table:table-row>
        <table:table-row table:style-name="ro1">
          <table:table-cell office:value-type="string">
            <text:p>15:32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26707062564</text:p>
          </table:table-cell>
          <table:table-cell office:value-type="string">
            <text:p>Long=7.738257441794263</text:p>
          </table:table-cell>
        </table:table-row>
        <table:table-row table:style-name="ro1">
          <table:table-cell office:value-type="string">
            <text:p>15:32:0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12174903483</text:p>
          </table:table-cell>
          <table:table-cell office:value-type="string">
            <text:p>Long=7.738248035599817</text:p>
          </table:table-cell>
        </table:table-row>
        <table:table-row table:style-name="ro1">
          <table:table-cell office:value-type="string">
            <text:p>15:32:0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1382835713</text:p>
          </table:table-cell>
          <table:table-cell office:value-type="string">
            <text:p>Long=7.738236011433979</text:p>
          </table:table-cell>
        </table:table-row>
        <table:table-row table:style-name="ro1">
          <table:table-cell office:value-type="string">
            <text:p>15:32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10567206539</text:p>
          </table:table-cell>
          <table:table-cell office:value-type="string">
            <text:p>Long=7.73822313825921</text:p>
          </table:table-cell>
        </table:table-row>
        <table:table-row table:style-name="ro1">
          <table:table-cell office:value-type="string">
            <text:p>15:32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96631932</text:p>
          </table:table-cell>
          <table:table-cell office:value-type="string">
            <text:p>Long=7.738210085846744</text:p>
          </table:table-cell>
        </table:table-row>
        <table:table-row table:style-name="ro1">
          <table:table-cell office:value-type="string">
            <text:p>15:32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8741446955</text:p>
          </table:table-cell>
          <table:table-cell office:value-type="string">
            <text:p>Long=7.738197925633687</text:p>
          </table:table-cell>
        </table:table-row>
        <table:table-row table:style-name="ro1">
          <table:table-cell office:value-type="string">
            <text:p>15:32:06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8207081856</text:p>
          </table:table-cell>
          <table:table-cell office:value-type="string">
            <text:p>Long=7.73818566039614</text:p>
          </table:table-cell>
        </table:table-row>
        <table:table-row table:style-name="ro1">
          <table:table-cell office:value-type="string">
            <text:p>15:32:07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7249458797</text:p>
          </table:table-cell>
          <table:table-cell office:value-type="string">
            <text:p>Long=7.73817296812435</text:p>
          </table:table-cell>
        </table:table-row>
        <table:table-row table:style-name="ro1">
          <table:table-cell office:value-type="string">
            <text:p>15:32:0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4750603332101</text:p>
          </table:table-cell>
          <table:table-cell office:value-type="string">
            <text:p>Long=7.738156030663273</text:p>
          </table:table-cell>
        </table:table-row>
        <table:table-row table:style-name="ro1">
          <table:table-cell office:value-type="string">
            <text:p>15:32:0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504998012857</text:p>
          </table:table-cell>
          <table:table-cell office:value-type="string">
            <text:p>Long=7.738141143705118</text:p>
          </table:table-cell>
        </table:table-row>
        <table:table-row table:style-name="ro1">
          <table:table-cell office:value-type="string">
            <text:p>15:32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4204213544</text:p>
          </table:table-cell>
          <table:table-cell office:value-type="string">
            <text:p>Long=7.738128293753469</text:p>
          </table:table-cell>
        </table:table-row>
        <table:table-row table:style-name="ro1">
          <table:table-cell office:value-type="string">
            <text:p>15:32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37306693814</text:p>
          </table:table-cell>
          <table:table-cell office:value-type="string">
            <text:p>Long=7.738117952061961</text:p>
          </table:table-cell>
        </table:table-row>
        <table:table-row table:style-name="ro1">
          <table:table-cell office:value-type="string">
            <text:p>15:32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3044701515</text:p>
          </table:table-cell>
          <table:table-cell office:value-type="string">
            <text:p>Long=7.738106626474596</text:p>
          </table:table-cell>
        </table:table-row>
        <table:table-row table:style-name="ro1">
          <table:table-cell office:value-type="string">
            <text:p>15:32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24873836205</text:p>
          </table:table-cell>
          <table:table-cell office:value-type="string">
            <text:p>Long=7.738097316619413</text:p>
          </table:table-cell>
        </table:table-row>
        <table:table-row table:style-name="ro1">
          <table:table-cell office:value-type="string">
            <text:p>15:32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19599388496</text:p>
          </table:table-cell>
          <table:table-cell office:value-type="string">
            <text:p>Long=7.738088716109443</text:p>
          </table:table-cell>
        </table:table-row>
        <table:table-row table:style-name="ro1">
          <table:table-cell office:value-type="string">
            <text:p>15:32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1363551636</text:p>
          </table:table-cell>
          <table:table-cell office:value-type="string">
            <text:p>Long=7.738079504356834</text:p>
          </table:table-cell>
        </table:table-row>
        <table:table-row table:style-name="ro1">
          <table:table-cell office:value-type="string">
            <text:p>15:32:1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500484623594</text:p>
          </table:table-cell>
          <table:table-cell office:value-type="string">
            <text:p>Long=7.738068831961962</text:p>
          </table:table-cell>
        </table:table-row>
        <table:table-row table:style-name="ro1">
          <table:table-cell office:value-type="string">
            <text:p>15:32:1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9941886231</text:p>
          </table:table-cell>
          <table:table-cell office:value-type="string">
            <text:p>Long=7.7380613152188085</text:p>
          </table:table-cell>
        </table:table-row>
        <table:table-row table:style-name="ro1">
          <table:table-cell office:value-type="string">
            <text:p>15:32:1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91850900004</text:p>
          </table:table-cell>
          <table:table-cell office:value-type="string">
            <text:p>Long=7.738050171697801</text:p>
          </table:table-cell>
        </table:table-row>
        <table:table-row table:style-name="ro1">
          <table:table-cell office:value-type="string">
            <text:p>15:32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84825000305</text:p>
          </table:table-cell>
          <table:table-cell office:value-type="string">
            <text:p>Long=7.7380377053329985</text:p>
          </table:table-cell>
        </table:table-row>
        <table:table-row table:style-name="ro1">
          <table:table-cell office:value-type="string">
            <text:p>15:32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497805108254</text:p>
          </table:table-cell>
          <table:table-cell office:value-type="string">
            <text:p>Long=7.738022910036066</text:p>
          </table:table-cell>
        </table:table-row>
        <table:table-row table:style-name="ro1">
          <table:table-cell office:value-type="string">
            <text:p>15:32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7158434645</text:p>
          </table:table-cell>
          <table:table-cell office:value-type="string">
            <text:p>Long=7.738010243367373</text:p>
          </table:table-cell>
        </table:table-row>
        <table:table-row table:style-name="ro1">
          <table:table-cell office:value-type="string">
            <text:p>15:32:2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6164175956</text:p>
          </table:table-cell>
          <table:table-cell office:value-type="string">
            <text:p>Long=7.737994571513605</text:p>
          </table:table-cell>
        </table:table-row>
        <table:table-row table:style-name="ro1">
          <table:table-cell office:value-type="string">
            <text:p>15:32:2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50700898354</text:p>
          </table:table-cell>
          <table:table-cell office:value-type="string">
            <text:p>Long=7.7379770079466415</text:p>
          </table:table-cell>
        </table:table-row>
        <table:table-row table:style-name="ro1">
          <table:table-cell office:value-type="string">
            <text:p>15:32:2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3934492129</text:p>
          </table:table-cell>
          <table:table-cell office:value-type="string">
            <text:p>Long=7.7379552357082195</text:p>
          </table:table-cell>
        </table:table-row>
        <table:table-row table:style-name="ro1">
          <table:table-cell office:value-type="string">
            <text:p>15:32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2752534422</text:p>
          </table:table-cell>
          <table:table-cell office:value-type="string">
            <text:p>Long=7.737935191442767</text:p>
          </table:table-cell>
        </table:table-row>
        <table:table-row table:style-name="ro1">
          <table:table-cell office:value-type="string">
            <text:p>15:32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13799608906</text:p>
          </table:table-cell>
          <table:table-cell office:value-type="string">
            <text:p>Long=7.737913654487688</text:p>
          </table:table-cell>
        </table:table-row>
        <table:table-row table:style-name="ro1">
          <table:table-cell office:value-type="string">
            <text:p>15:32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90188683946</text:p>
          </table:table-cell>
          <table:table-cell office:value-type="string">
            <text:p>Long=7.73789626599776</text:p>
          </table:table-cell>
        </table:table-row>
        <table:table-row table:style-name="ro1">
          <table:table-cell office:value-type="string">
            <text:p>15:32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9264309645</text:p>
          </table:table-cell>
          <table:table-cell office:value-type="string">
            <text:p>Long=7.737878454543949</text:p>
          </table:table-cell>
        </table:table-row>
        <table:table-row table:style-name="ro1">
          <table:table-cell office:value-type="string">
            <text:p>15:32:2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8579400432</text:p>
          </table:table-cell>
          <table:table-cell office:value-type="string">
            <text:p>Long=7.737868784131907</text:p>
          </table:table-cell>
        </table:table-row>
        <table:table-row table:style-name="ro1">
          <table:table-cell office:value-type="string">
            <text:p>15:32:3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7543424626</text:p>
          </table:table-cell>
          <table:table-cell office:value-type="string">
            <text:p>Long=7.737858416999572</text:p>
          </table:table-cell>
        </table:table-row>
        <table:table-row table:style-name="ro1">
          <table:table-cell office:value-type="string">
            <text:p>15:32:3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65427380095</text:p>
          </table:table-cell>
          <table:table-cell office:value-type="string">
            <text:p>Long=7.7378470625831826</text:p>
          </table:table-cell>
        </table:table-row>
        <table:table-row table:style-name="ro1">
          <table:table-cell office:value-type="string">
            <text:p>15:32:3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5681451392</text:p>
          </table:table-cell>
          <table:table-cell office:value-type="string">
            <text:p>Long=7.737833786420296</text:p>
          </table:table-cell>
        </table:table-row>
        <table:table-row table:style-name="ro1">
          <table:table-cell office:value-type="string">
            <text:p>15:32:3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4988290627</text:p>
          </table:table-cell>
          <table:table-cell office:value-type="string">
            <text:p>Long=7.737820656589873</text:p>
          </table:table-cell>
        </table:table-row>
        <table:table-row table:style-name="ro1">
          <table:table-cell office:value-type="string">
            <text:p>15:32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40989553876</text:p>
          </table:table-cell>
          <table:table-cell office:value-type="string">
            <text:p>Long=7.737807299570622</text:p>
          </table:table-cell>
        </table:table-row>
        <table:table-row table:style-name="ro1">
          <table:table-cell office:value-type="string">
            <text:p>15:32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33442747574</text:p>
          </table:table-cell>
          <table:table-cell office:value-type="string">
            <text:p>Long=7.737795601118475</text:p>
          </table:table-cell>
        </table:table-row>
        <table:table-row table:style-name="ro1">
          <table:table-cell office:value-type="string">
            <text:p>15:32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2506019817</text:p>
          </table:table-cell>
          <table:table-cell office:value-type="string">
            <text:p>Long=7.737788499334794</text:p>
          </table:table-cell>
        </table:table-row>
        <table:table-row table:style-name="ro1">
          <table:table-cell office:value-type="string">
            <text:p>15:32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13261905446</text:p>
          </table:table-cell>
          <table:table-cell office:value-type="string">
            <text:p>Long=7.737776670301592</text:p>
          </table:table-cell>
        </table:table-row>
        <table:table-row table:style-name="ro1">
          <table:table-cell office:value-type="string">
            <text:p>15:32:3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80382132012</text:p>
          </table:table-cell>
          <table:table-cell office:value-type="string">
            <text:p>Long=7.737765186356312</text:p>
          </table:table-cell>
        </table:table-row>
        <table:table-row table:style-name="ro1">
          <table:table-cell office:value-type="string">
            <text:p>15:32:3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9524460832</text:p>
          </table:table-cell>
          <table:table-cell office:value-type="string">
            <text:p>Long=7.737754676563465</text:p>
          </table:table-cell>
        </table:table-row>
        <table:table-row table:style-name="ro1">
          <table:table-cell office:value-type="string">
            <text:p>15:32:4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532015124</text:p>
          </table:table-cell>
          <table:table-cell office:value-type="string">
            <text:p>Long=7.737743440486131</text:p>
          </table:table-cell>
        </table:table-row>
        <table:table-row table:style-name="ro1">
          <table:table-cell office:value-type="string">
            <text:p>15:32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8029678308</text:p>
          </table:table-cell>
          <table:table-cell office:value-type="string">
            <text:p>Long=7.737738049059491</text:p>
          </table:table-cell>
        </table:table-row>
        <table:table-row table:style-name="ro1">
          <table:table-cell office:value-type="string">
            <text:p>15:32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7659842848</text:p>
          </table:table-cell>
          <table:table-cell office:value-type="string">
            <text:p>Long=7.737739019017808</text:p>
          </table:table-cell>
        </table:table-row>
        <table:table-row table:style-name="ro1">
          <table:table-cell office:value-type="string">
            <text:p>15:32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7367637119</text:p>
          </table:table-cell>
          <table:table-cell office:value-type="string">
            <text:p>Long=7.737737695387057</text:p>
          </table:table-cell>
        </table:table-row>
        <table:table-row table:style-name="ro1">
          <table:table-cell office:value-type="string">
            <text:p>15:32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7116672362</text:p>
          </table:table-cell>
          <table:table-cell office:value-type="string">
            <text:p>Long=7.737735385444115</text:p>
          </table:table-cell>
        </table:table-row>
        <table:table-row table:style-name="ro1">
          <table:table-cell office:value-type="string">
            <text:p>15:32:4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47476851795725</text:p>
          </table:table-cell>
          <table:table-cell office:value-type="string">
            <text:p>Long=7.737733171225796</text:p>
          </table:table-cell>
        </table:table-row>
        <table:table-row table:style-name="ro1">
          <table:table-cell office:value-type="string">
            <text:p>15:32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47476660608334</text:p>
          </table:table-cell>
          <table:table-cell office:value-type="string">
            <text:p>Long=7.737733226561069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time" office:time-value="PT15H28M27S">
            <text:p>15:28:27</text:p>
          </table:table-cell>
          <table:table-cell table:number-columns-repeated="2"/>
          <table:table-cell table:style-name="Default" table:formula="of:=SUM([.D2:.D251])" office:value-type="float" office:value="1554">
            <text:p>1554</text:p>
          </table:table-cell>
          <table:table-cell table:number-columns-repeated="4"/>
        </table:table-row>
        <table:table-row table:style-name="ro1">
          <table:table-cell table:style-name="ce1" office:value-type="time" office:time-value="PT15H32M46S">
            <text:p>15:32:46</text:p>
          </table:table-cell>
          <table:table-cell table:number-columns-repeated="2"/>
          <table:table-cell table:style-name="Default" table:formula="of:=[.D253]/250" office:value-type="float" office:value="6.216">
            <text:p>6,216</text:p>
          </table:table-cell>
          <table:table-cell office:value-type="string">
            <text:p>Aritmetisches Mittel</text:p>
          </table:table-cell>
          <table:table-cell table:number-columns-repeated="3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formula="of:=[.A254]-[.A253]" office:value-type="time" office:time-value="PT00H04M19S">
            <text:p>00:04:19</text:p>
          </table:table-cell>
          <table:table-cell office:value-type="float" office:value="251">
            <text:p>25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formula="of:=(60*4)+19" office:value-type="float" office:value="259">
            <text:p>259</text:p>
          </table:table-cell>
          <table:table-cell table:formula="of:=[.B258]/[.A259]" office:value-type="float" office:value="0.969111969111969">
            <text:p>0,9691119691</text:p>
          </table:table-cell>
          <table:table-cell office:value-type="string">
            <text:p>Updates pro Sekunde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9.03.2015</text:date>, <text:time>03:3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03:38:25.67</dc:date>
    <meta:generator>OpenOffice/4.1.0$Win32 OpenOffice.org_project/410m18$Build-9764</meta:generator>
    <meta:editing-duration>PT9M10S</meta:editing-duration>
    <meta:editing-cycles>1</meta:editing-cycles>
    <meta:document-statistic meta:table-count="1" meta:cell-count="1261" meta:object-count="0"/>
  </office:meta>
</office:document-meta>
</file>